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color="#000000" style:font-name="Times New Roman" fo:font-size="12pt" fo:language="none" fo:country="none" style:font-size-asian="12pt"/>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color="#000000" style:font-name="Times New Roman" fo:font-size="12pt" fo:language="none" fo:country="none" fo:font-style="normal" fo:font-weight="bold" style:font-size-asian="12pt" style:font-style-asian="normal" style:font-weight-asian="bold"/>
    </style:style>
    <style:style style:name="P5" style:family="paragraph" style:parent-style-name="Standard">
      <style:text-properties fo:color="#000000" style:font-name="Times New Roman" fo:font-size="12pt" fo:language="none" fo:country="none" fo:font-style="normal" fo:font-weight="normal" style:font-size-asian="12pt" style:font-style-asian="normal" style:font-weight-asian="normal" style:font-style-complex="italic"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SH FOR BERLIN MODDING TUTORIAL </text:p>
      <text:p text:style-name="Standard"/>
      <text:p text:style-name="P2">IMPORTANT: PLEASE INSTALL PATCH 1.20 BEFORE USING THE MOD TOOLS!</text:p>
      <text:p text:style-name="Standard"/>
      <text:p text:style-name="Standard">Welcome to the Modding tutorial for Rush for Berlin. In this tutorial, you will learn how to apply the changes you make to the original Official game as well as what to distribute to the other community members who will use your mod. </text:p>
      <text:p text:style-name="Standard"/>
      <text:p text:style-name="P3">Warning: Although, the engine has become more stable to allow modding, there is still a good chance that the alterations you make could have an adverse effect on the game including corrupting your installation. Also, you should be prepared for unexpected issues to arise during gameplay. We at Stormregion and Deepsilver will do our best to help you with these problems but it is likely that the majority will be unsolvable. So the support we can offer the community is therefore limited. Patches to address issues with specific mods will not be considered as the main priority is that the original game runs as smoothly as possible. </text:p>
      <text:p text:style-name="P3"/>
      <text:p text:style-name="P3">As these modding tools give full access to the game (you use the same tools we did to create the game), it is ultimately easy to make the game crash or desync in multiplayer mode. As you do not have a full debug version of the game, these errors will occur unexpectedly and without proper error handling. </text:p>
      <text:p text:style-name="P3"/>
      <text:p text:style-name="P4">How to install:</text:p>
      <text:p text:style-name="P4"/>
      <text:p text:style-name="P5">First of all install the original Rush for Berlin. Unzip the packer.zip to any other folder. Find the PackerWin32.exe file and launch it. You will start the Stormregion Packer Tool. Click on the unpack option at the bottom part of the tool. Locate the *.pak file (one by one) in the main directory of RfB (this is the source) and choose the destination directory (RfB_mod – you have to create this folder manually). In the destination folder (RfB_mod) you must make an EN and MAIN subfolder manually. Unpack the en.pak to the EN subfolder and unpack the main.pak, main2.pak, cutscene.pak, system.pak to the MAIN subfolder. In the packer.zip you will find another zip file named modpack.zip. Unzip this file to the destination folder (RfB_mod). At the end, you will have a destination directory named RfB_mod which contains an EN and MAIN subdirectory and in the root some files from the modpack.zip. After this you are ready to mod Rush for Berlin. Of course you can change the name of the destination folder any time but in this case please update the game.ini with your changes. </text:p>
      <text:p text:style-name="P3"/>
      <text:p text:style-name="P6">Explanation of Pak files:</text:p>
      <text:p text:style-name="P3"/>
      <text:p text:style-name="P7">To begin with, a pak file is similar to a zip or rar file in that a pak file wraps a number of files into one single package. The packer utility that we are providing you with both packs and unpacks the files inside the pak file. The Rush for Berlin game uses the original pak files for the game that run the game itself and provide a great deal of information to the game engine. What this modding pack will offer you is the same files that you can alter, put into an override folder and override the original game files. So instead of the game choosing the original file, it will choose your file which include your changes. </text:p>
      <text:p text:style-name="P7"/>
      <text:p text:style-name="P7"/>
      <text:p text:style-name="P6">How it works:</text:p>
      <text:p text:style-name="P7"/>
      <text:p text:style-name="P7">The original game has a pak file that includes all the data used in the game. It is held in a folder (squashed into the pak file) called “gamedata”. This is the pak file that we want your pak file to override. To do this, you must take certain steps to make sure that the game knows that you are replacing this original game pak file. To make your pak file match the original, you must do the following:</text:p>
      <text:p text:style-name="P7"/>
      <text:p text:style-name="P7">The folder structure must be identical to the original. If you are making an alteration to the “skill.ini” file and you want this file to override the original game's “skill.ini” file, it must have the same path to the right folder to find it. The original “skill.ini” folder can be found in “gamedata/main/skill.ini”. So if you plan to replace this file with your own, you must create the “gamedata” folder, put another folder called “main” inside it, then put your “skill.ini” file in there. It is also important that you do not rename the files you are replacing as the game will not recognize the file. </text:p>
      <text:p text:style-name="P7"/>
      <text:p text:style-name="P7">To make this easier, you will not be unpacking the original files to access them. Instead you will get a clean, uncorrupted copy of the gamedata folder that will contain all the game files. Use this folder as your storehouse for all the game assets. The best way to make your own pak file is not to include every file in the gamedata folder but instead, only include the files that you want to replace.</text:p>
      <text:p text:style-name="P7"><text:s/></text:p>
      <text:p text:style-name="P7">So, you make your own folder called “gamedata” include your own files in it (in the proper subfolder) and when you are done, you have your own “gamedata” folder that represents your mod. The last step is to click on the “Packer_rfb_mod” to activate the program. Just give your mod a name, select “pack or “unpack”, select the mod (your folder named “gamedata”) on your computer and click “OK”. Make sure you do not include any spaces in your pak name but you can name it anything you want. </text:p>
      <text:p text:style-name="P7"/>
      <text:p text:style-name="P7">With the unpacker feature, you can unpack a custom pak file, merge it with your own and repack it using the packer. </text:p>
      <text:p text:style-name="P7"/>
      <text:p text:style-name="P7">Note: the packer uses twice the size of your modified files, so you need that space in your hard drive</text:p>
      <text:p text:style-name="P7"/>
      <text:p text:style-name="P6">Giving It Away:</text:p>
      <text:p text:style-name="P7"/>
      <text:p text:style-name="P7">The packer will make your pak file for you and when it is done, this is what you distribute to the community. It must be distributed via the internet for community members to download. Stormregion has a hosting service where you can upload these mods to for other players to download. </text:p>
      <text:p text:style-name="P7"/>
      <text:p text:style-name="P6">Getting It:</text:p>
      <text:p text:style-name="P7"/>
      <text:p text:style-name="P7">If you download a community made pak file from the internet, in order to use it, you must place it in your “mods” folder which is inside the RFB game folders. You can store multiple custom pak files in your “mods” folder and select the one you want to use when you start the game. To start the game using a mod, you must click on “RushForBerlin_mod.exe” and a list will appear that asks you which pak file to load. In Multiplayer, all players must have the same mod selected in order to play. </text:p>
      <text:p text:style-name="P7"/>
      <text:p text:style-name="P7"/>
      <text:p text:style-name="P7"/>
      <text:p text:style-name="P6">Exception to the Rule: Maps</text:p>
      <text:p text:style-name="P7"/>
      <text:p text:style-name="P7">As map files are small, they do not need to be included in pak files. Instead, they can automatically be transferred between players prior to gameplay. The owner of a custom map can host a game and select his custom map to play on. Those players who join his game automatically download this map just before the match begins. To give the other players access to the map, you must place it in a “multimaps” directory where you want it to appear. For instance, if it is a “RISK” map, you would put the custom map in the “multimaps\RISK” folder. Then it will appear there in your list of maps in Multiplayer.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58</meta:generator>
    <meta:creation-date>2006-07-07T12:51:09</meta:creation-date>
    <dc:date>2006-07-21T17:29:20</dc:date>
    <meta:editing-cycles>23</meta:editing-cycles>
    <meta:editing-duration>PT1H9M52S</meta:editing-duration>
    <meta:user-defined meta:name="Info 1"/>
    <meta:user-defined meta:name="Info 2"/>
    <meta:user-defined meta:name="Info 3"/>
    <meta:user-defined meta:name="Info 4"/>
    <meta:document-statistic meta:table-count="0" meta:image-count="0" meta:object-count="0" meta:page-count="3" meta:paragraph-count="23" meta:word-count="1206" meta:character-count="6589"/>
  </office:meta>
</office:document-meta>
</file>